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</text:p>
      <text:p text:style-name="Standard">Paragraph</text:p>
      <text:p text:style-name="Standard">One paragraph, <text:span text:style-name="T1">boldly</text:span></text:p>
      <text:p text:style-name="Standard">He was <text:span text:style-name="Emphasis">mostly</text:span> unharmed.</text:p>
      <text:p text:style-name="Standard">For <text:span text:style-name="T1">Seven</text:span><text:span text:style-name="T2"> day and </text:span><text:span text:style-name="T3">weeks</text:span><text:span text:style-name="T4">.</text:span></text:p>
      <text:h text:style-name="Heading_20_1" text:outline-level="1">Chapter</text:h>
      <text:p text:style-name="Text_20_body">Foo</text:p>
      <text:h text:style-name="Heading_20_2" text:outline-level="2">Bar</text:h>
      <text:p text:style-name="Text_20_body">Thing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erif" svg:font-family="'Liberation Serif'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erif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in Wellner</meta:initial-creator>
    <meta:creation-date>2010-07-13T17:22:47</meta:creation-date>
    <dc:date>2010-08-02T12:26:08</dc:date>
    <dc:creator>Robin Wellner</dc:creator>
    <meta:editing-duration>PT01H20M11S</meta:editing-duration>
    <meta:editing-cycles>6</meta:editing-cycles>
    <meta:generator>OpenOffice.org/3.1$Linux OpenOffice.org_project/310m19$Build-9420</meta:generator>
    <meta:document-statistic meta:table-count="0" meta:image-count="0" meta:object-count="0" meta:page-count="1" meta:paragraph-count="9" meta:word-count="18" meta:character-count="98"/>
  </office:meta>
</office:document-meta>
</file>